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871" officeooo:paragraph-rsid="00139871"/>
    </style:style>
    <style:style style:name="P2" style:family="paragraph" style:parent-style-name="Standard">
      <style:text-properties officeooo:rsid="00158ef6" officeooo:paragraph-rsid="00291745"/>
    </style:style>
    <style:style style:name="P3" style:family="paragraph" style:parent-style-name="Standard">
      <style:text-properties officeooo:rsid="0016a8a6" officeooo:paragraph-rsid="00158ef6"/>
    </style:style>
    <style:style style:name="P4" style:family="paragraph" style:parent-style-name="Standard">
      <style:text-properties officeooo:rsid="0016a8a6" officeooo:paragraph-rsid="002923b3"/>
    </style:style>
    <style:style style:name="P5" style:family="paragraph" style:parent-style-name="Standard">
      <style:text-properties officeooo:rsid="0016a8a6" officeooo:paragraph-rsid="002bd8bc"/>
    </style:style>
    <style:style style:name="P6" style:family="paragraph" style:parent-style-name="Standard">
      <style:text-properties fo:text-shadow="none" fo:font-weight="bold" officeooo:rsid="001109ad" officeooo:paragraph-rsid="002923b3" style:font-weight-asian="bold" style:font-weight-complex="bold"/>
    </style:style>
    <style:style style:name="P7" style:family="paragraph" style:parent-style-name="Standard">
      <style:text-properties fo:font-weight="bold" officeooo:rsid="0021d797" officeooo:paragraph-rsid="00291745" style:font-weight-asian="bold" style:font-weight-complex="bold"/>
    </style:style>
    <style:style style:name="P8" style:family="paragraph" style:parent-style-name="Standard">
      <style:text-properties fo:font-weight="bold" officeooo:rsid="002359ee" officeooo:paragraph-rsid="00291745" style:font-weight-asian="bold" style:font-weight-complex="bold"/>
    </style:style>
    <style:style style:name="P9" style:family="paragraph" style:parent-style-name="Standard">
      <style:text-properties fo:font-weight="bold" officeooo:rsid="0016a8a6" officeooo:paragraph-rsid="00291745" style:font-weight-asian="bold" style:font-weight-complex="bold"/>
    </style:style>
    <style:style style:name="P10" style:family="paragraph" style:parent-style-name="Standard">
      <style:text-properties fo:font-weight="normal" officeooo:rsid="0016a8a6" officeooo:paragraph-rsid="00158ef6" style:font-weight-asian="normal" style:font-weight-complex="normal"/>
    </style:style>
    <style:style style:name="P11" style:family="paragraph" style:parent-style-name="Standard">
      <style:text-properties fo:font-weight="normal" officeooo:rsid="0016a8a6" officeooo:paragraph-rsid="00291745" style:font-weight-asian="normal" style:font-weight-complex="normal"/>
    </style:style>
    <style:style style:name="P12" style:family="paragraph" style:parent-style-name="Standard">
      <style:text-properties fo:font-weight="normal" officeooo:rsid="00158ef6" officeooo:paragraph-rsid="00291745" style:font-weight-asian="normal" style:font-weight-complex="normal"/>
    </style:style>
    <style:style style:name="P13" style:family="paragraph" style:parent-style-name="Standard">
      <style:text-properties fo:font-weight="normal" officeooo:rsid="002359ee" officeooo:paragraph-rsid="00291745" style:font-weight-asian="normal" style:font-weight-complex="normal"/>
    </style:style>
    <style:style style:name="P14" style:family="paragraph" style:parent-style-name="Standard">
      <style:text-properties fo:font-weight="normal" officeooo:rsid="00139871" officeooo:paragraph-rsid="00139871" style:font-weight-asian="normal" style:font-weight-complex="normal"/>
    </style:style>
    <style:style style:name="T1" style:family="text">
      <style:text-properties officeooo:rsid="00139871"/>
    </style:style>
    <style:style style:name="T2" style:family="text">
      <style:text-properties officeooo:rsid="0021d797"/>
    </style:style>
    <style:style style:name="T3" style:family="text">
      <style:text-properties officeooo:rsid="0025501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5012" style:font-weight-asian="bold" style:font-weight-complex="bold"/>
    </style:style>
    <style:style style:name="T6" style:family="text">
      <style:text-properties fo:font-weight="bold" style:font-weight-asian="bold" style:font-weight-complex="bold" loext:padding="0in" loext:border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9871" style:font-weight-asian="normal" style:font-weight-complex="normal"/>
    </style:style>
    <style:style style:name="T9" style:family="text">
      <style:text-properties fo:font-weight="normal" officeooo:rsid="0021d797" style:font-weight-asian="normal" style:font-weight-complex="normal"/>
    </style:style>
    <style:style style:name="T10" style:family="text">
      <style:text-properties officeooo:rsid="002923b3"/>
    </style:style>
    <style:style style:name="T11" style:family="text">
      <style:text-properties loext:padding="0in" loext:border="none"/>
    </style:style>
    <style:style style:name="T12" style:family="text">
      <style:text-properties officeooo:rsid="002bd8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FSGcaller1"/><text:span text:style-name="T4">Tarefa 1 –</text:span><text:bookmark text:name="eL_1_texto"/><text:span text:style-name="T6"> Objectivo</text:span><text:span text:style-name="T4"> desta tarefa consiste na autenticação dos utilizadores e gestão de amizades.</text:span> <text:line-break/>Autentique-se no sistema com o “<text:bookmark text:name="eL_2_texto"/><text:span text:style-name="T11">email</text:span>” e “<text:bookmark text:name="eL_3_texto"/><text:span text:style-name="T11">password</text:span>” iguais a “<text:bookmark text:name="eL_4_texto"/><text:span text:style-name="T11">test</text:span>”. Aceite o pedido de amizade que recebeu e adicione o irmão de “Henrique Rocha” como amigo. <text:line-break/><text:line-break/><text:line-break/><text:line-break/><text:span text:style-name="T4">Tarefa 2 – Objectivo desta tarefa é coordenar a escrita de um documento com um utilizador.</text:span> <text:line-break/>Crie e entre numa sala privada com o nome “<text:bookmark text:name="eL_5_texto"/><text:span text:style-name="T11">Task</text:span> 2”, partilhe o ecrã, adicione o utilizador “Henrique Rocha” à sala e cumprimente-o. De seguida escreva qualquer coisa no editor de texto e observe o documento a ser alterado por outros utilizadores. Por fim guarde o estado do editor e volte ao menu principal. <text:line-break/><text:line-break/><text:line-break/><text:line-break/><text:span text:style-name="T4">Tarefa 3 – O objectivo desta tarefa é demonstrar a funcionalidade de navegação de conteúdo sobreposto ao vídeo. </text:span><text:line-break/>Entre na sala “<text:bookmark text:name="eL_6_texto"/><text:span text:style-name="T11">Task</text:span> 3” <text:bookmark text:name="eL_7_texto"/><text:bookmark text:name="eL_8_texto"/><text:span text:style-name="T12">como observador</text:span> e navegue para a anotação temporal com o nome “<text:bookmark text:name="eL_9_texto"/><text:span text:style-name="T11">osi</text:span>”. Veja o vídeo até aparecer uma lista de tópicos e seleccione “<text:bookmark text:name="eL_10_texto"/><text:span text:style-name="T11">Network</text:span> <text:bookmark text:name="eL_11_texto"/><text:span text:style-name="T11">Layer</text:span>”. Por fim volte ao menu principal. <text:line-break/><text:line-break/><text:line-break/><text:line-break/><text:span text:style-name="T4">Tarefa 4 – O objectivo desta tarefa é criar anotações no tempo.</text:span> <text:line-break/>Entre na sala “<text:bookmark text:name="eL_12_texto"/><text:span text:style-name="T11">Task</text:span> 4” <text:span text:style-name="T12">partilhando a câmara</text:span> e crie uma anotação com o titulo “<text:bookmark text:name="eL_14_texto"/><text:span text:style-name="T11">inicio</text:span>” no instante de tempo em que entrou na sala. Volte ao presente e pesquise pelo inicio da conversa. Por fim volte ao menu principal. <text:line-break/><text:line-break/><text:line-break/><text:line-break/><text:span text:style-name="T4">Tarefa 5 – Objectivo desta tarefa é criar conteúdo sincronizado no tempo para que outros utilizadores possam ver. </text:span><text:line-break/>Entre na sala “<text:bookmark text:name="eL_15_texto"/><text:span text:style-name="T11">Task</text:span> 5” <text:span text:style-name="T12">partilhando a câmara</text:span> e adicione uma legenda ao vídeo com o conteúdo “Teste”, escolha uma data de início e fim para esse conteúdo e guarde. Mostre o <text:bookmark text:name="eL_17_texto"/><text:span text:style-name="T11">QR</text:span> <text:bookmark text:name="eL_18_texto"/><text:span text:style-name="T11">code</text:span> fornecido para a câmara e volte ao menu principal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1:10:06.752379167</meta:creation-date>
    <dc:date>2016-03-26T00:32:57.868510250</dc:date>
    <meta:editing-duration>PT2H15M26S</meta:editing-duration>
    <meta:editing-cycles>23</meta:editing-cycles>
    <meta:generator>LibreOffice/5.0.3.2$Linux_X86_64 LibreOffice_project/00m0$Build-2</meta:generator>
    <meta:print-date>2016-03-26T00:18:21.699275280</meta:print-date>
    <meta:document-statistic meta:table-count="0" meta:image-count="0" meta:object-count="0" meta:page-count="1" meta:paragraph-count="1" meta:word-count="274" meta:character-count="1616" meta:non-whitespace-character-count="1316"/>
  </office:meta>
</office:document-meta>
</file>